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mbria Math" svg:font-family="'Cambria Math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use-window-font-color="true" loext:opacity="0%" style:font-name="Calibri Light" fo:font-size="12pt" fo:font-weight="bold" fo:background-color="transparent" style:font-name-asian="Calibri Light" style:font-name-complex="Calibri Light"/>
    </style:style>
    <style:style style:name="P2" style:family="paragraph" style:parent-style-name="Standard">
      <style:paragraph-properties fo:margin-top="0.201cm" fo:margin-bottom="0.201cm" style:contextual-spacing="false" fo:line-height="115%" fo:text-align="start" style:justify-single-word="false"/>
      <style:text-properties style:use-window-font-color="true" loext:opacity="0%" style:font-name="Calibri Light" fo:font-size="10pt" fo:font-weight="normal" fo:background-color="transparent" style:font-name-asian="Calibri Light" style:font-name-complex="Calibri Light"/>
    </style:style>
    <style:style style:name="P3" style:family="paragraph" style:parent-style-name="Standard">
      <style:paragraph-properties fo:margin-left="2cm" fo:margin-right="0cm" fo:margin-top="0.201cm" fo:margin-bottom="0.201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9pt" fo:font-weight="bold" officeooo:paragraph-rsid="0012e775" fo:background-color="transparent" style:font-name-asian="Calibri Light" style:font-name-complex="Calibri Light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>
      <style:text-properties style:font-name="Calibri Light1" fo:font-size="10pt" officeooo:rsid="000df520" officeooo:paragraph-rsid="0012e775" style:font-size-asian="10pt" style:font-size-complex="10pt"/>
    </style:style>
    <style:style style:name="P6" style:family="paragraph" style:parent-style-name="Standard">
      <style:paragraph-properties fo:margin-left="2cm" fo:margin-right="0cm" fo:text-indent="0cm" style:auto-text-indent="false"/>
      <style:text-properties style:font-name="Calibri Light1" fo:font-size="10pt" officeooo:rsid="0012e775" officeooo:paragraph-rsid="0012e775" style:font-size-asian="10pt" style:font-size-complex="10pt"/>
    </style:style>
    <style:style style:name="P7" style:family="paragraph" style:parent-style-name="Standard">
      <style:paragraph-properties fo:margin-left="2cm" fo:margin-right="0cm" fo:text-indent="0cm" style:auto-text-indent="false"/>
      <style:text-properties style:font-name="Calibri Light1" fo:font-size="10pt" officeooo:rsid="0012e775" officeooo:paragraph-rsid="0014abcb" style:font-size-asian="10pt" style:font-size-complex="10pt"/>
    </style:style>
    <style:style style:name="P8" style:family="paragraph" style:parent-style-name="Standard">
      <style:text-properties style:font-name="Calibri Light1" fo:font-size="10pt" fo:font-weight="normal" officeooo:rsid="000df520" officeooo:paragraph-rsid="0012e775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alibri Light1" fo:font-size="11pt" officeooo:rsid="000df520" officeooo:paragraph-rsid="0012e775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Calibri Light1" fo:font-size="11pt" officeooo:rsid="000df520" officeooo:paragraph-rsid="0012e775" style:font-size-asian="11pt" style:font-size-complex="11pt"/>
    </style:style>
    <style:style style:name="P11" style:family="paragraph" style:parent-style-name="Standard">
      <style:paragraph-properties fo:margin-left="2cm" fo:margin-right="0cm" fo:text-indent="0cm" style:auto-text-indent="false"/>
      <style:text-properties style:font-name="Calibri Light1" fo:font-size="11pt" officeooo:rsid="000df520" officeooo:paragraph-rsid="0012e775" style:font-size-asian="11pt" style:font-size-complex="11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 Light1" fo:font-size="11pt" officeooo:rsid="0012e775" officeooo:paragraph-rsid="0012e775" style:font-size-asian="11pt" style:font-size-complex="11pt"/>
    </style:style>
    <style:style style:name="P13" style:family="paragraph" style:parent-style-name="Standard">
      <style:text-properties style:font-name="Calibri Light1" fo:font-size="6pt" officeooo:rsid="000df520" officeooo:paragraph-rsid="0012e775" style:font-size-asian="5.25pt" style:font-size-complex="6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alibri Light1" fo:font-size="6pt" officeooo:rsid="0012e775" officeooo:paragraph-rsid="0012e775" style:font-size-asian="5.25pt" style:font-size-complex="6pt"/>
    </style:style>
    <style:style style:name="P15" style:family="paragraph" style:parent-style-name="Standard">
      <style:paragraph-properties fo:margin-left="2cm" fo:margin-right="0cm" fo:text-indent="0cm" style:auto-text-indent="false"/>
      <style:text-properties style:font-name="Calibri Light1" fo:font-size="6pt" officeooo:rsid="0012e775" officeooo:paragraph-rsid="0012e775" style:font-size-asian="5.25pt" style:font-size-complex="6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alibri Light1" fo:font-size="6pt" officeooo:rsid="0012e775" officeooo:paragraph-rsid="0014abcb" style:font-size-asian="5.25pt" style:font-size-complex="6pt"/>
    </style:style>
    <style:style style:name="P17" style:family="paragraph" style:parent-style-name="Standard">
      <style:paragraph-properties fo:margin-left="2cm" fo:margin-right="0cm" fo:text-indent="0cm" style:auto-text-indent="false"/>
      <style:text-properties officeooo:paragraph-rsid="0012e775"/>
    </style:style>
    <style:style style:name="P18" style:family="paragraph" style:parent-style-name="Standard">
      <style:paragraph-properties fo:margin-left="2cm" fo:margin-right="0cm" fo:text-indent="0cm" style:auto-text-indent="false"/>
      <style:text-properties fo:color="#333333" loext:opacity="100%" style:font-name="Calibri Light1" fo:font-size="10pt" officeooo:rsid="0012e775" officeooo:paragraph-rsid="0012e775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333333" loext:opacity="100%" style:font-name="Calibri Light1" fo:font-size="9pt" fo:font-style="italic" officeooo:rsid="000df520" officeooo:paragraph-rsid="0012e775" style:font-size-asian="9pt" style:font-style-asian="italic" style:font-size-complex="9pt" style:font-style-complex="italic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333333" loext:opacity="100%" fo:font-size="9pt" fo:font-style="italic" fo:font-weight="bold" officeooo:paragraph-rsid="0012e775" style:font-size-asian="9pt" style:font-style-asian="italic" style:font-weight-asian="bold" style:font-size-complex="9pt" style:font-style-complex="italic" style:font-weight-complex="bold"/>
    </style:style>
    <style:style style:name="P21" style:family="paragraph" style:parent-style-name="Standard">
      <style:paragraph-properties fo:margin-left="2cm" fo:margin-right="0cm" fo:text-indent="0cm" style:auto-text-indent="false"/>
      <style:text-properties fo:font-size="6pt" officeooo:paragraph-rsid="0012e775" style:font-size-asian="5.25pt" style:font-size-complex="6pt"/>
    </style:style>
    <style:style style:name="P22" style:family="paragraph" style:parent-style-name="Standard">
      <style:paragraph-properties fo:margin-left="2cm" fo:margin-right="0cm" fo:text-indent="0cm" style:auto-text-indent="false"/>
      <style:text-properties officeooo:paragraph-rsid="0014abcb"/>
    </style:style>
    <style:style style:name="T1" style:family="text">
      <style:text-properties style:use-window-font-color="true" loext:opacity="0%" style:font-name="Calibri Light" fo:font-size="10pt" fo:font-weight="bold" fo:background-color="transparent" loext:char-shading-value="0" style:font-name-asian="Calibri Light" style:font-name-complex="Calibri Light"/>
    </style:style>
    <style:style style:name="T2" style:family="text">
      <style:text-properties style:use-window-font-color="true" loext:opacity="0%" style:font-name="Calibri Light" officeooo:rsid="0012e775" fo:background-color="transparent" loext:char-shading-value="0" style:font-name-asian="Calibri Light" style:font-name-complex="Calibri Light"/>
    </style:style>
    <style:style style:name="T3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" style:family="text">
      <style:text-properties officeooo:rsid="0012df10"/>
    </style:style>
    <style:style style:name="T5" style:family="text">
      <style:text-properties style:font-size-asian="9pt" style:font-weight-asian="bold" style:font-size-complex="9pt" style:font-weight-complex="bold"/>
    </style:style>
    <style:style style:name="T6" style:family="text">
      <style:text-properties officeooo:rsid="0012e7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e775" style:font-weight-asian="bold" style:font-weight-complex="bold"/>
    </style:style>
    <style:style style:name="T9" style:family="text">
      <style:text-properties fo:font-weight="bold" officeooo:rsid="0014abcb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2e775" style:font-size-asian="10pt" style:font-size-complex="10pt"/>
    </style:style>
    <style:style style:name="T12" style:family="text">
      <style:text-properties style:font-name="Calibri Light" officeooo:rsid="0012e775" fo:background-color="transparent" loext:char-shading-value="0" style:font-name-asian="Calibri Light" style:font-name-complex="Calibri Light"/>
    </style:style>
    <style:style style:name="T13" style:family="text">
      <style:text-properties fo:color="#333333" loext:opacity="100%"/>
    </style:style>
    <style:style style:name="T14" style:family="text">
      <style:text-properties fo:color="#333333" loext:opacity="100%" style:font-name="Calibri Light1" fo:font-size="9pt" fo:font-style="italic" officeooo:rsid="000df520" style:font-size-asian="9pt" style:font-style-asian="italic" style:font-size-complex="9pt" style:font-style-complex="italic"/>
    </style:style>
    <style:style style:name="T15" style:family="text">
      <style:text-properties fo:color="#333333" loext:opacity="100%" style:font-name="Calibri Light1" fo:font-size="9pt" fo:font-style="italic" fo:font-weight="bold" officeooo:rsid="000df520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color="#333333" loext:opacity="100%" style:font-name="Calibri Light1" fo:font-size="9pt" fo:font-style="italic" fo:font-weight="normal" officeooo:rsid="000df520" style:font-size-asian="9pt" style:font-style-asian="italic" style:font-weight-asian="normal" style:font-size-complex="9pt" style:font-style-complex="italic" style:font-weight-complex="normal"/>
    </style:style>
    <style:style style:name="T17" style:family="text">
      <style:text-properties fo:color="#333333" loext:opacity="100%" style:font-name="Calibri Light1" fo:font-size="9pt" fo:font-style="italic" fo:font-weight="normal" officeooo:rsid="0014abcb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color="#333333" loext:opacity="100%" fo:font-size="9pt" fo:font-style="italic" officeooo:rsid="000df520" style:font-size-asian="9pt" style:font-style-asian="italic" style:font-size-complex="9pt" style:font-style-complex="italic"/>
    </style:style>
    <style:style style:name="T19" style:family="text">
      <style:text-properties fo:color="#333333" loext:opacity="100%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333333" loext:opacity="100%" fo:font-size="9pt" fo:font-style="italic" fo:font-weight="bold" officeooo:rsid="000df520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color="#333333" loext:opacity="100%" fo:font-size="9pt" fo:font-style="italic" fo:font-weight="normal" officeooo:rsid="0012e775" style:font-size-asian="9pt" style:font-style-asian="italic" style:font-weight-asian="normal" style:font-size-complex="9pt" style:font-style-complex="italic" style:font-weight-complex="normal"/>
    </style:style>
    <style:style style:name="T22" style:family="text">
      <style:text-properties fo:color="#333333" loext:opacity="100%" fo:font-size="9pt" fo:font-style="italic" fo:font-weight="normal" officeooo:rsid="000df520" style:font-size-asian="9pt" style:font-style-asian="italic" style:font-weight-asian="normal" style:font-size-complex="9pt" style:font-style-complex="italic" style:font-weight-complex="normal"/>
    </style:style>
    <style:style style:name="T23" style:family="text">
      <style:text-properties fo:color="#333333" loext:opacity="100%" fo:font-size="9pt" fo:font-style="italic" fo:font-weight="normal" officeooo:rsid="0014abcb" style:font-size-asian="9pt" style:font-style-asian="italic" style:font-weight-asian="normal" style:font-size-complex="9pt" style:font-style-complex="italic" style:font-weight-complex="normal"/>
    </style:style>
    <style:style style:name="T24" style:family="text">
      <style:text-properties fo:color="#333333" loext:opacity="100%" fo:font-weight="bold" style:font-weight-asian="bold" style:font-weight-complex="bold"/>
    </style:style>
    <style:style style:name="T25" style:family="text">
      <style:text-properties fo:color="#333333" loext:opacity="100%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weight="normal" officeooo:rsid="0014abcb" style:font-weight-asian="normal" style:font-weight-complex="normal"/>
    </style:style>
    <style:style style:name="T27" style:family="text">
      <style:text-properties officeooo:rsid="0014abcb"/>
    </style:style>
    <text:list-style style:name="L1">
      <text:list-level-style-bullet text:level="1" loext:num-list-format="%1%" text:bullet-char="•">
        <style:list-level-properties text:space-before="4.367cm" text:min-label-width="0.635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Funciones MySQL</text:p>
      <text:p text:style-name="P2">Realiza los siguientes ejercicios propuestos mediante el Workbench de MySQL <text:span text:style-name="T4">a partir de los datos contenidos en la base de datos Netflix.</text:span></text:p>
      <text:p text:style-name="P3"><text:span text:style-name="T5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text:line-break/></text:span></text:p>
      <text:p text:style-name="P2"/>
      <text:p text:style-name="P2"/>
      <text:p text:style-name="P2"/>
      <text:p text:style-name="P2"/>
      <text:p text:style-name="P4"><text:span text:style-name="T1"/></text:p>
      <text:p text:style-name="P9"><text:soft-page-break/><text:span text:style-name="T7">Ejercicio 1.-</text:span> Crea una función en MySQL que se encargue de<text:span text:style-name="T7"> mostrar información </text:span>de la tabla películas.</text:p>
      <text:p text:style-name="P13"/>
      <text:p text:style-name="P9"><text:tab/><text:span text:style-name="T10">- Número de películas que contiene la </text:span><text:span text:style-name="T11">BD</text:span></text:p>
      <text:p text:style-name="P5"><text:tab/>- Número de <text:span text:style-name="T6">actores</text:span> que contiene <text:span text:style-name="T6">la BD</text:span></text:p>
      <text:p text:style-name="P8"><text:tab/>- <text:span text:style-name="T6">Año de la f</text:span><text:span text:style-name="T2">echa de nacimiento del actor con mayor edad</text:span></text:p>
      <text:p text:style-name="P8"><text:span text:style-name="T2"><text:tab/>- Año de la fecha de nacimiento del actor con menor edad</text:span></text:p>
      <text:p text:style-name="P8"><text:span text:style-name="T2"/></text:p>
      <text:p text:style-name="P19"><text:span text:style-name="T7">Ejemplo Resultado)</text:span> <text:span text:style-name="T12">“En la base de datos Netflix existen 8 películas y 5 actores, nacidos entre los años 1976 y 2000”</text:span></text:p>
      <text:p text:style-name="P19"><text:span text:style-name="T12"/></text:p>
      <text:p text:style-name="P19"><text:span text:style-name="T12"/></text:p>
      <text:p text:style-name="P10"><text:span text:style-name="T7">Ejercicio 2.-</text:span> Crea una función en MySQL que a partir de dos <text:span text:style-name="T6">nombres de actores</text:span> insertados por el usuario, devuelva <text:span text:style-name="T6">los datos del actor que haya rodado más películas de los dos.</text:span></text:p>
      <text:p text:style-name="P10"/>
      <text:p text:style-name="P18"><text:span text:style-name="T7">Ejemplo 1)</text:span> Uno de los actores ha rodado más películas que el otro</text:p>
      <text:p text:style-name="P15"/>
      <text:p text:style-name="P17"><text:span text:style-name="T15"><text:tab/>Resultado)</text:span><text:span text:style-name="T14"> </text:span><text:span text:style-name="T16">“Will Smith ha rodado </text:span><text:span text:style-name="T17">2 </text:span><text:span text:style-name="T16">película</text:span><text:span text:style-name="T17">(</text:span><text:span text:style-name="T16">s</text:span><text:span text:style-name="T17">)</text:span><text:span text:style-name="T16"> en total”</text:span></text:p>
      <text:p text:style-name="P11"/>
      <text:p text:style-name="P6"><text:span text:style-name="T24">Ejemplo 2)</text:span><text:span text:style-name="T13"> A</text:span>mbos actores han rodado el mismo número de películas</text:p>
      <text:p text:style-name="P21"><text:span text:style-name="T25"/></text:p>
      <text:p text:style-name="P17"><text:span text:style-name="T19"><text:tab/>Resultado)</text:span><text:span text:style-name="T16"> “Ambos actores han rodado </text:span><text:span text:style-name="T17">1 </text:span><text:span text:style-name="T16">película</text:span><text:span text:style-name="T17">(s)</text:span><text:span text:style-name="T16"> en total”</text:span></text:p>
      <text:p text:style-name="P17"><text:span text:style-name="T16"/></text:p>
      <text:p text:style-name="P17"><text:span text:style-name="T16"/></text:p>
      <text:p text:style-name="P12"><text:span text:style-name="T7">Ejercicio 3.- </text:span>Crea una función en MySQL que a partir de un número X dado por el usuario, la función mostrará el nombre de la película número X con mayor puntuación de la tabla.</text:p>
      <text:p text:style-name="P12"/>
      <text:p text:style-name="P6"><text:span text:style-name="T7">Ejemplo) </text:span>El usuario inserta el número 5 en la función, y la función devolverá la quinta película con mayor puntuación de la tabla</text:p>
      <text:p text:style-name="P14"/>
      <text:p text:style-name="P17"><text:span text:style-name="T20"><text:tab/>Resultado)</text:span><text:span text:style-name="T18"> </text:span><text:span text:style-name="T22">“</text:span><text:span text:style-name="T21">Frida”</text:span></text:p>
      <text:p text:style-name="P17"><text:span text:style-name="T21"/></text:p>
      <text:p text:style-name="P20"/>
      <text:p text:style-name="P10"><text:span text:style-name="T7">Ejercicio </text:span><text:span text:style-name="T8">4</text:span><text:span text:style-name="T7">.- </text:span><text:span text:style-name="T26">Crea una función que dados dos números por el usuario, la función muestre el número de películas con una nota dentro de dicho rango, y las películas con una nota fuera de dicho rango.</text:span></text:p>
      <text:p text:style-name="P10"><text:span text:style-name="T9"/></text:p>
      <text:p text:style-name="P7"><text:span text:style-name="T7">Ejemplo) </text:span>El usuario inserta <text:span text:style-name="T27">los números 3 y 6</text:span></text:p>
      <text:p text:style-name="P16"/>
      <text:p text:style-name="P22"><text:span text:style-name="T20"><text:tab/>Resultado)</text:span><text:span text:style-name="T18"> </text:span><text:span text:style-name="T22">“</text:span><text:span text:style-name="T23">Dentro del rango: 2; Fuera del rango: 6;</text:span><text:span text:style-name="T21">”</text:span></text:p>
      <text:p text:style-name="P22"><text:span text:style-name="T21"/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mbria Math" svg:font-family="'Cambria Math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4T09:29:41.468000000</dc:date>
    <meta:editing-duration>PT1H27M52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0" meta:word-count="459" meta:character-count="2975" meta:non-whitespace-character-count="2484"/>
  </office:meta>
</office:document-meta>
</file>